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YoukuVideoDTO.YoukuVideoDTO( @ JSONField ( name = "videoid" ) String video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9.test_for_y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YoukuVideoDTO.getVide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YoukuVideoDTO.getVideo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YoukuVideoDTO.setVideoName( String video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